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3366" draw:textarea-vertical-align="middle"/>
    </style:style>
    <style:style style:name="gr2" style:family="graphic" style:parent-style-name="standard">
      <style:graphic-properties draw:fill="solid" draw:fill-color="#336699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fill="solid" draw:fill-color="#99ccff" draw:textarea-vertical-align="middle"/>
    </style:style>
    <style:style style:name="gr5" style:family="graphic" style:parent-style-name="standard">
      <style:graphic-properties draw:fill="solid" draw:fill-color="#99cccc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4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838cm" svg:height="9.171cm" svg:x="1.054cm" svg:y="1.181cm">
          <text:p/>
        </draw:rect>
        <draw:rect draw:style-name="gr2" draw:text-style-name="P1" draw:layer="layout" svg:width="21.32cm" svg:height="8.882cm" svg:x="1.27cm" svg:y="1.343cm">
          <text:p/>
        </draw:rect>
        <draw:rect draw:style-name="gr3" draw:text-style-name="P1" draw:layer="layout" svg:width="14.351cm" svg:height="7.612cm" svg:x="8.001cm" svg:y="2.232cm">
          <text:p/>
        </draw:rect>
        <draw:rect draw:style-name="gr3" draw:text-style-name="P2" draw:layer="layout" svg:width="5.253cm" svg:height="7.612cm" svg:x="1.524cm" svg:y="2.232cm">
          <text:p/>
        </draw:rect>
        <draw:rect draw:style-name="gr4" draw:text-style-name="P2" xml:id="id5" draw:id="id5" draw:layer="layout" svg:width="2.786cm" svg:height="1.651cm" svg:x="13.924cm" svg:y="7.055cm">
          <text:p text:style-name="P3"><text:span text:style-name="T1">Reducción</text:span></text:p>
        </draw:rect>
        <draw:rect draw:style-name="gr5" draw:text-style-name="P2" xml:id="id7" draw:id="id7" draw:layer="layout" svg:width="2.506cm" svg:height="1.13cm" svg:x="23.248cm" svg:y="8.608cm">
          <text:p text:style-name="P3"><text:span text:style-name="T1">Carga</text:span></text:p>
        </draw:rect>
        <draw:rect draw:style-name="gr4" draw:text-style-name="P2" xml:id="id1" draw:id="id1" draw:layer="layout" svg:width="4.318cm" svg:height="1.651cm" svg:x="8.628cm" svg:y="7.055cm">
          <text:p text:style-name="P3"><text:span text:style-name="T1">Motor DC</text:span></text:p>
        </draw:rect>
        <draw:frame draw:style-name="gr6" draw:text-style-name="P4" draw:layer="layout" svg:width="4.909cm" svg:height="0.983cm" svg:x="8.109cm" svg:y="2.132cm">
          <draw:text-box>
            <text:p><text:span text:style-name="T2">Sistema motor</text:span></text:p>
          </draw:text-box>
        </draw:frame>
        <draw:rect draw:style-name="gr4" draw:text-style-name="P2" xml:id="id2" draw:id="id2" draw:layer="layout" svg:width="4.318cm" svg:height="1.916cm" svg:x="8.628cm" svg:y="4.434cm">
          <text:p text:style-name="P3"><text:span text:style-name="T1">Encoder motor</text:span></text:p>
        </draw:rect>
        <draw:connector draw:style-name="gr7" draw:text-style-name="P1" draw:layer="layout" draw:type="lines" svg:x1="10.787cm" svg:y1="7.055cm" svg:x2="10.787cm" svg:y2="6.35cm" draw:start-shape="id1" draw:start-glue-point="0" draw:end-shape="id2" draw:end-glue-point="2" svg:d="M10787 7055v-501 297-501">
          <text:p/>
        </draw:connector>
        <draw:line draw:style-name="gr7" draw:text-style-name="P1" draw:layer="layout" svg:x1="8.636cm" svg:y1="5.45cm" svg:x2="6.731cm" svg:y2="5.45cm">
          <text:p/>
        </draw:line>
        <draw:frame draw:style-name="gr8" draw:layer="layout" svg:width="5.044cm" svg:height="0.963cm" svg:x="1.433cm" svg:y="2.158cm">
          <draw:text-box>
            <text:p>Placa de control</text:p>
          </draw:text-box>
        </draw:frame>
        <draw:rect draw:style-name="gr4" draw:text-style-name="P2" xml:id="id4" draw:id="id4" draw:layer="layout" svg:width="4.318cm" svg:height="1.651cm" svg:x="1.632cm" svg:y="3.248cm">
          <text:p text:style-name="P3"><text:span text:style-name="T1">Encoder disco</text:span></text:p>
        </draw:rect>
        <draw:rect draw:style-name="gr4" draw:text-style-name="P2" xml:id="id3" draw:id="id3" draw:layer="layout" svg:width="4.164cm" svg:height="1.651cm" svg:x="17.745cm" svg:y="7.059cm">
          <text:p text:style-name="P3"><text:span text:style-name="T1">Disco / Carrete</text:span></text:p>
        </draw:rect>
        <draw:connector draw:style-name="gr7" draw:text-style-name="P1" draw:layer="layout" draw:type="lines" draw:line-skew="-2.556cm" svg:x1="19.827cm" svg:y1="7.059cm" svg:x2="5.95cm" svg:y2="4.073cm" draw:start-shape="id3" draw:start-glue-point="0" draw:end-shape="id4" draw:end-glue-point="1" svg:d="M19827 7059v-3057l-13376 71h-501">
          <text:p/>
        </draw:connector>
        <draw:connector draw:style-name="gr7" draw:text-style-name="P1" draw:layer="layout" draw:type="lines" svg:x1="12.946cm" svg:y1="7.88cm" svg:x2="13.924cm" svg:y2="7.88cm" draw:start-shape="id1" draw:start-glue-point="1" draw:end-shape="id5" draw:end-glue-point="3" svg:d="M12946 7880h501-24 501">
          <text:p/>
        </draw:connector>
        <draw:frame draw:style-name="gr9" draw:text-style-name="P5" draw:layer="layout" svg:width="3.313cm" svg:height="1.055cm" svg:x="1.143cm" svg:y="1.269cm">
          <draw:text-box>
            <text:p><text:span text:style-name="T3">Updown</text:span></text:p>
          </draw:text-box>
        </draw:frame>
        <draw:line draw:style-name="gr7" draw:text-style-name="P1" draw:layer="layout" svg:x1="6.858cm" svg:y1="7.944cm" svg:x2="8.636cm" svg:y2="7.944cm">
          <text:p/>
        </draw:line>
        <draw:rect draw:style-name="gr4" draw:text-style-name="P2" xml:id="id6" draw:id="id6" draw:layer="layout" svg:width="4.164cm" svg:height="1.08cm" svg:x="17.745cm" svg:y="8.637cm">
          <text:p text:style-name="P3"><text:span text:style-name="T1">Polea</text:span></text:p>
        </draw:rect>
        <draw:connector draw:style-name="gr7" draw:text-style-name="P1" draw:layer="layout" svg:x1="16.71cm" svg:y1="7.88cm" svg:x2="17.745cm" svg:y2="7.884cm" draw:start-shape="id5" draw:start-glue-point="1" draw:end-shape="id3" draw:end-glue-point="3" svg:d="M16710 7880h518v4h517">
          <text:p/>
        </draw:connector>
        <draw:connector draw:style-name="gr7" draw:text-style-name="P1" draw:layer="layout" svg:x1="21.909cm" svg:y1="9.177cm" svg:x2="23.248cm" svg:y2="9.173cm" draw:start-shape="id6" draw:start-glue-point="1" draw:end-shape="id7" draw:end-glue-point="3" svg:d="M21909 9177h670v-4h6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9T17:11:37.32</dc:date>
    <dc:creator>ian </dc:creator>
    <meta:editing-duration>PT44M57S</meta:editing-duration>
    <meta:editing-cycles>20</meta:editing-cycles>
    <meta:generator>OpenOffice/4.1.3$Win32 OpenOffice.org_project/413m1$Build-9783</meta:generator>
    <meta:document-statistic meta:object-count="21"/>
  </office:meta>
</office:document-meta>
</file>